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04FB61F57364C9B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2cm" svg:y="-1.178cm" svg:width="20.913cm" svg:height="19.369cm" draw:z-index="0"><draw:image xlink:href="Pictures/10000201000007800000043804FB61F57364C9B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21:22:49.606217374</meta:creation-date>
    <dc:date>2018-09-27T21:23:31.611335482</dc:date>
    <meta:editing-duration>PT4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